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Helvetica" svg:font-family="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19296c" officeooo:paragraph-rsid="0019296c"/>
    </style:style>
    <style:style style:name="P2" style:family="paragraph" style:parent-style-name="Standard">
      <style:text-properties officeooo:rsid="001ab03c" officeooo:paragraph-rsid="001ab03c"/>
    </style:style>
    <style:style style:name="P3" style:family="paragraph" style:parent-style-name="Standard">
      <style:text-properties officeooo:rsid="001ab03c" officeooo:paragraph-rsid="001ab03c" loext:padding="0.049cm" loext:border="0.06pt solid #d9d9e3"/>
    </style:style>
    <style:style style:name="P4" style:family="paragraph" style:parent-style-name="Table_20_Contents">
      <style:text-properties fo:font-size="2pt" style:font-size-asian="2pt" style:font-size-complex="2pt"/>
    </style:style>
    <style:style style:name="P5" style:family="paragraph" style:parent-style-name="Text_20_body">
      <style:text-properties loext:padding="0.049cm" loext:border="0.06pt solid #d9d9e3"/>
    </style:style>
    <style:style style:name="P6" style:family="paragraph" style:parent-style-name="Text_20_body">
      <style:paragraph-properties fo:padding="0.049cm" fo:border="0.06pt solid #d9d9e3"/>
      <style:text-properties loext:padding="0.049cm" loext:border="0.06pt solid #d9d9e3"/>
    </style:style>
    <style:style style:name="P7" style:family="paragraph" style:parent-style-name="Text_20_body">
      <style:paragraph-properties fo:margin-top="0cm" fo:margin-bottom="0cm" style:contextual-spacing="false"/>
      <style:text-properties loext:padding="0.049cm" loext:border="0.06pt solid #d9d9e3"/>
    </style:style>
    <style:style style:name="P8" style:family="paragraph" style:parent-style-name="Text_20_body">
      <style:paragraph-properties fo:padding="0.049cm" fo:border="0.06pt solid #d9d9e3"/>
    </style:style>
    <style:style style:name="P9" style:family="paragraph" style:parent-style-name="Standard" style:list-style-name="L1">
      <style:text-properties officeooo:rsid="001ab03c" officeooo:paragraph-rsid="001ab03c"/>
    </style:style>
    <style:style style:name="P10" style:family="paragraph" style:parent-style-name="Standard">
      <style:text-properties officeooo:rsid="001ab03c" officeooo:paragraph-rsid="001ab03c"/>
    </style:style>
    <style:style style:name="T1" style:family="text">
      <style:text-properties officeooo:rsid="001ab03c"/>
    </style:style>
    <style:style style:name="T2" style:family="text">
      <style:text-properties fo:font-variant="normal" fo:text-transform="none" fo:color="#8e8e93" loext:opacity="100%" style:font-name="Helvetica" fo:font-size="9.75pt" fo:letter-spacing="normal" fo:font-style="normal" fo:font-weight="normal"/>
    </style:style>
    <style:style style:name="T3" style:family="text">
      <style:text-properties loext:padding="0.049cm" loext:border="0.06pt solid #d9d9e3"/>
    </style:style>
    <style:style style:name="T4" style:family="text">
      <style:text-properties officeooo:rsid="001d7f93"/>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PIC1 – exámenes 101-102 – clase 0<text:span text:style-name="T4">3</text:span></text:p>
      <text:p text:style-name="P1"/>
      <text:list text:style-name="L1">
        <text:list-header>
          <text:p text:style-name="P9"><text:span text:style-name="T2">creame un listado en formato tabla con las opciones más habituales del comando ps, una breve descripción y algún ejemplo</text:span></text:p>
        </text:list-header>
      </text:list>
      <text:p text:style-name="P2"><text:span text:style-name="T2"/></text:p>
      <text:p text:style-name="P2"><text:span text:style-name="T2">ChatGPT</text:span></text:p>
      <text:p text:style-name="P2"><text:span text:style-name="T2">ChatGPT</text:span></text:p>
      <text:p text:style-name="P2"><text:span text:style-name="T2"/></text:p>
      <text:p text:style-name="P2"><text:span text:style-name="T2">Poe</text:span></text:p>
      <text:p text:style-name="P2"><text:span text:style-name="T2">Aquí tienes un listado en formato tabla con algunas de las opciones más habituales del comando ps, junto con una breve descripción y un ejemplo de uso:</text:span></text:p>
      <text:p text:style-name="P2"><text:span text:style-name="T2"/></text:p>
      <text:p text:style-name="P2"><text:span text:style-name="T2">Opción<text:tab/>Descripción<text:tab/>Ejemplo de uso</text:span></text:p>
      <text:p text:style-name="P2"><text:span text:style-name="T2">a<text:tab/>Muestra los procesos de todos los usuarios.<text:tab/>ps -a</text:span></text:p>
      <text:p text:style-name="P2"><text:span text:style-name="T2">u<text:tab/>Muestra información detallada del propietario del proceso.<text:tab/>ps -u</text:span></text:p>
      <text:p text:style-name="P2"><text:span text:style-name="T2">x<text:tab/>Muestra los procesos que no están asociados a una terminal.<text:tab/>ps -x</text:span></text:p>
      <text:p text:style-name="P2"><text:span text:style-name="T2">e<text:tab/>Muestra el entorno de ejecución del proceso.<text:tab/>ps -e</text:span></text:p>
      <text:p text:style-name="P2"><text:span text:style-name="T2">f<text:tab/>Muestra una jerarquía de procesos en formato de árbol.<text:tab/>ps -f</text:span></text:p>
      <text:p text:style-name="P2"><text:span text:style-name="T2">l<text:tab/>Muestra una lista más detallada de información del proceso.<text:tab/>ps -l</text:span></text:p>
      <text:p text:style-name="P2"><text:span text:style-name="T2">r<text:tab/>Muestra solo los procesos en ejecución.<text:tab/>ps -r</text:span></text:p>
      <text:p text:style-name="P2"><text:span text:style-name="T2">t<text:tab/>Muestra los procesos asociados a una terminal específica.<text:tab/>ps -t tty1</text:span></text:p>
      <text:p text:style-name="P2"><text:span text:style-name="T2">p<text:tab/>Muestra información de un proceso específico.<text:tab/>ps -p 1234</text:span></text:p>
      <text:p text:style-name="P2"><text:span text:style-name="T2">C<text:tab/>Muestra solo el nombre del proceso sin argumentos de línea de comandos.<text:tab/>ps -C firefox</text:span></text:p>
      <text:p text:style-name="P2"><text:span text:style-name="T2">Esto es solo una selección de opciones comunes del comando ps. Puedes consultar la página de manual del comando ps en tu sistema para obtener una lista completa de opciones y más detalles sobre su uso.</text:span></text:p>
      <text:p text:style-name="P2"><text:span text:style-name="T2"/></text:p>
      <text:p text:style-name="P2"><text:span text:style-name="T2">dame un listado en formato tabla con las variables predefinidas más habituales del shell bash, una breve descripción</text:span></text:p>
      <text:p text:style-name="P2"><text:span text:style-name="T2"/></text:p>
      <text:p text:style-name="P2"><text:span text:style-name="T2">ChatGPT</text:span></text:p>
      <text:p text:style-name="P2"><text:span text:style-name="T2">ChatGPT</text:span></text:p>
      <text:p text:style-name="P2"><text:span text:style-name="T2"/></text:p>
      <text:p text:style-name="P2"><text:span text:style-name="T2">Poe</text:span></text:p>
      <text:p text:style-name="P2"><text:span text:style-name="T2"/></text:p>
      <text:p text:style-name="P2"><text:span text:style-name="T2">Aquí tienes un listado en formato tabla con algunas de las variables predefinidas más habituales en el shell Bash, junto con una breve descripción:</text:span></text:p>
      <text:p text:style-name="P2"><text:span text:style-name="T2"/></text:p>
      <text:p text:style-name="P2"><text:span text:style-name="T2">Variable<text:tab/>Descripción</text:span></text:p>
      <text:p text:style-name="P2"><text:span text:style-name="T2">HOME<text:tab/>Directorio base del usuario actual.</text:span></text:p>
      <text:p text:style-name="P2"><text:span text:style-name="T2">PWD<text:tab/>Directorio de trabajo actual (presente el usuario).</text:span></text:p>
      <text:p text:style-name="P2"><text:span text:style-name="T2">USER<text:tab/>Nombre de usuario del usuario actual.</text:span></text:p>
      <text:p text:style-name="P2"><text:span text:style-name="T2">SHELL<text:tab/>Ruta al intérprete de comandos utilizado actualmente.</text:span></text:p>
      <text:p text:style-name="P2"><text:span text:style-name="T2">PATH<text:tab/>Lista de directorios donde el shell busca comandos ejecutables.</text:span></text:p>
      <text:p text:style-name="P2"><text:span text:style-name="T2">PS1<text:tab/>Prompt primario, utilizado para mostrar el indicador de comandos.</text:span></text:p>
      <text:p text:style-name="P2"><text:span text:style-name="T2">PS2<text:tab/>Prompt secundario, utilizado cuando se espera una entrada adicional.</text:span></text:p>
      <text:p text:style-name="P2"><text:span text:style-name="T2">IFS<text:tab/>Separadores de campo internos utilizados para separar palabras en líneas de entrada.</text:span></text:p>
      <text:p text:style-name="P2"><text:span text:style-name="T2">OLDPWD<text:tab/>Directorio de trabajo anterior.</text:span></text:p>
      <text:p text:style-name="P2"><text:span text:style-name="T2">RANDOM<text:tab/>Número aleatorio generado por Bash.</text:span></text:p>
      <text:p text:style-name="P2"><text:span text:style-name="T2">OSTYPE<text:tab/>Tipo de sistema operativo.</text:span></text:p>
      <text:p text:style-name="P2"><text:span text:style-name="T2">UID<text:tab/>ID de usuario del usuario actual.</text:span></text:p>
      <text:p text:style-name="P2"><text:span text:style-name="T2">EUID<text:tab/>ID de usuario efectivo del usuario actual.</text:span></text:p>
      <text:p text:style-name="P2"><text:span text:style-name="T2">$$<text:tab/>ID de proceso del shell actual.</text:span></text:p>
      <text:p text:style-name="P2"><text:span text:style-name="T2">$?<text:tab/>Código de salida del último comando ejecutado.</text:span></text:p>
      <text:p text:style-name="P2"><text:span text:style-name="T2">$0<text:tab/>Nombre del script o programa en ejecución.</text:span></text:p>
      <text:p text:style-name="P2"><text:span text:style-name="T2">$1, $2, $3, ...<text:tab/>Parámetros posicionales pasados al script o programa.</text:span></text:p>
      <text:p text:style-name="P2"><text:span text:style-name="T2">Estas son solo algunas de las variables predefinidas más comunes en Bash. El shell Bash tiene muchas otras variables que se utilizan para diferentes propósitos. Puedes consultar la documentación de Bash para obtener una lista completa de variables predefinidas y más detalles sobre su us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Helvetica" svg:font-family="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8T08:28:44.050495835</meta:creation-date>
    <dc:date>2023-10-02T14:12:55.354944454</dc:date>
    <meta:editing-duration>PT14H52M39S</meta:editing-duration>
    <meta:editing-cycles>6</meta:editing-cycles>
    <meta:generator>LibreOffice/7.4.1.2$Linux_X86_64 LibreOffice_project/3c58a8f3a960df8bc8fd77b461821e42c061c5f0</meta:generator>
    <meta:document-statistic meta:table-count="0" meta:image-count="0" meta:object-count="0" meta:page-count="1" meta:paragraph-count="42" meta:word-count="439" meta:character-count="2660" meta:non-whitespace-character-count="2261"/>
  </office:meta>
</office:document-meta>
</file>